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139DD882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left" draw:textarea-vertical-align="top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solid" draw:fill-color="#4c4c4c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style:text-outline="true" fo:text-shadow="none" fo:font-weight="bold" style:font-weight-asian="bold" style:font-weight-complex="bold"/>
    </style:style>
    <style:style style:name="P5" style:family="paragraph">
      <style:paragraph-properties fo:text-align="center"/>
      <style:text-properties fo:color="#000000" style:text-outline="false" fo:text-shadow="none" fo:font-weight="normal" style:font-weight-asian="normal" style:font-weight-complex="normal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tyle="normal" fo:text-shadow="none" style:text-underline-style="none" fo:font-weight="normal" style:letter-kerning="true" style:font-family-asian="Arial" style:font-family-generic-asian="roman" style:font-pitch-asian="variable" style:font-style-asian="normal" style:font-weight-asian="normal" style:font-family-complex="Arial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rial Unicode MS'" style:font-family-generic-asian="system" style:font-pitch-asian="variable" style:font-size-asian="13pt" style:font-style-asian="normal" style:font-weight-asian="normal" style:font-family-complex="'Arial Unicode MS'" style:font-family-generic-complex="system" style:font-pitch-complex="variable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outline="true" fo:text-shadow="none"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use-window-font-color="true" style:text-outline="tru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Arial" style:font-family-generic-asian="roman" style:font-pitch-asian="variable" style:font-size-asian="18pt" style:font-style-asian="normal" style:font-weight-asian="bold" style:font-family-complex="Arial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9cm" svg:height="1.27cm" svg:x="18.145cm" svg:y="3.545cm">
          <text:p text:style-name="P1"><text:span text:style-name="T1">Cork Road, Waterford, Ireland</text:span></text:p>
        </draw:rect>
        <draw:frame draw:style-name="gr2" draw:layer="layout" svg:width="5.197cm" svg:height="0.962cm" svg:x="18.145cm" svg:y="2.27cm">
          <draw:text-box>
            <text:p>Current Location</text:p>
          </draw:text-box>
        </draw:frame>
        <draw:frame draw:style-name="gr2" draw:layer="layout" svg:width="4.867cm" svg:height="0.962cm" svg:x="18.145cm" svg:y="5.43cm">
          <draw:text-box>
            <text:p>Average Speed</text:p>
          </draw:text-box>
        </draw:frame>
        <draw:rect draw:style-name="gr1" draw:text-style-name="P1" draw:layer="layout" svg:width="8.89cm" svg:height="1.27cm" svg:x="18.145cm" svg:y="6.72cm">
          <text:p text:style-name="P1"><text:span text:style-name="T2">0 </text:span><text:span text:style-name="T3">km/h</text:span></text:p>
        </draw:rect>
        <draw:frame draw:style-name="gr2" draw:layer="layout" svg:width="3.571cm" svg:height="0.962cm" svg:x="18.145cm" svg:y="8.625cm">
          <draw:text-box>
            <text:p>Comments</text:p>
          </draw:text-box>
        </draw:frame>
        <draw:rect draw:style-name="gr3" draw:text-style-name="P3" draw:layer="layout" svg:width="8.89cm" svg:height="4.445cm" svg:x="18.145cm" svg:y="9.895cm">
          <text:p text:style-name="P2"><text:span text:style-name="T4">Stop and go</text:span></text:p>
        </draw:rect>
        <draw:custom-shape draw:style-name="gr4" draw:text-style-name="P1" draw:layer="layout" svg:width="3.81cm" svg:height="1.27cm" svg:x="20.685cm" svg:y="14.975cm">
          <text:p text:style-name="P1">S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0.16cm" svg:height="17.73cm" svg:x="17.51cm" svg:y="1.635cm">
          <text:p/>
        </draw:rect>
        <draw:rect draw:style-name="gr6" draw:text-style-name="P1" draw:layer="layout" svg:width="5.08cm" svg:height="2.49cm" svg:x="17.51cm" svg:y="16.875cm">
          <text:p text:style-name="P1">Monitor</text:p>
        </draw:rect>
        <draw:rect draw:style-name="gr6" draw:text-style-name="P4" draw:layer="layout" svg:width="5.08cm" svg:height="2.49cm" svg:x="22.59cm" svg:y="16.875cm">
          <text:p text:style-name="P1"><text:span text:style-name="T5">Report</text:span></text:p>
        </draw:rect>
        <draw:frame draw:style-name="gr2" draw:layer="layout" svg:width="2.902cm" svg:height="0.962cm" svg:x="2.905cm" svg:y="2.32cm">
          <draw:text-box>
            <text:p>Location</text:p>
          </draw:text-box>
        </draw:frame>
        <draw:frame draw:style-name="gr2" draw:layer="layout" svg:width="2.725cm" svg:height="0.962cm" svg:x="2.905cm" svg:y="5.48cm">
          <draw:text-box>
            <text:p>Reports</text:p>
          </draw:text-box>
        </draw:frame>
        <draw:rect draw:style-name="gr1" draw:text-style-name="P1" draw:layer="layout" svg:width="2.54cm" svg:height="1.27cm" svg:x="2.905cm" svg:y="6.715cm">
          <text:p text:style-name="P1">12 <text:span text:style-name="T6">km/h</text:span></text:p>
        </draw:rect>
        <draw:frame draw:style-name="gr7" draw:text-style-name="P1" draw:layer="layout" svg:width="1.541cm" svg:height="0.635cm" svg:x="10.989cm" svg:y="3.94cm">
          <draw:image xlink:href="Pictures/1000000000000028000000139DD88238.png" xlink:type="simple" xlink:show="embed" xlink:actuate="onLoad">
            <text:p/>
          </draw:image>
        </draw:frame>
        <draw:rect draw:style-name="gr5" draw:text-style-name="P1" draw:layer="layout" svg:width="10.16cm" svg:height="17.73cm" svg:x="2.27cm" svg:y="1.685cm">
          <text:p/>
        </draw:rect>
        <draw:rect draw:style-name="gr6" draw:text-style-name="P1" draw:layer="layout" svg:width="5.08cm" svg:height="2.49cm" svg:x="2.27cm" svg:y="16.925cm">
          <text:p text:style-name="P1"><text:span text:style-name="T7">Monitor</text:span></text:p>
        </draw:rect>
        <draw:rect draw:style-name="gr6" draw:text-style-name="P5" draw:layer="layout" svg:width="5.08cm" svg:height="2.49cm" svg:x="7.35cm" svg:y="16.925cm">
          <text:p text:style-name="P1"><text:span text:style-name="T8">Report</text:span></text:p>
        </draw:rect>
        <draw:rect draw:style-name="gr1" draw:text-style-name="P1" draw:layer="layout" svg:width="3.81cm" svg:height="1.27cm" svg:x="5.445cm" svg:y="6.715cm">
          <text:p text:style-name="P1">slow</text:p>
        </draw:rect>
        <draw:rect draw:style-name="gr1" draw:text-style-name="P1" draw:layer="layout" svg:width="2.54cm" svg:height="1.27cm" svg:x="9.255cm" svg:y="6.715cm">
          <text:p text:style-name="P1">5 <text:span text:style-name="T6">min</text:span></text:p>
        </draw:rect>
        <draw:rect draw:style-name="gr1" draw:text-style-name="P1" draw:layer="layout" svg:width="2.54cm" svg:height="1.27cm" svg:x="2.905cm" svg:y="7.985cm">
          <text:p text:style-name="P1">10 <text:span text:style-name="T6">km/h</text:span></text:p>
        </draw:rect>
        <draw:rect draw:style-name="gr1" draw:text-style-name="P1" draw:layer="layout" svg:width="3.81cm" svg:height="1.27cm" svg:x="5.445cm" svg:y="7.985cm">
          <text:p text:style-name="P1">slow</text:p>
        </draw:rect>
        <draw:rect draw:style-name="gr1" draw:text-style-name="P1" draw:layer="layout" svg:width="2.54cm" svg:height="1.27cm" svg:x="9.255cm" svg:y="7.985cm">
          <text:p text:style-name="P1">7 <text:span text:style-name="T6">min</text:span></text:p>
        </draw:rect>
        <draw:rect draw:style-name="gr1" draw:text-style-name="P1" draw:layer="layout" svg:width="2.54cm" svg:height="1.27cm" svg:x="2.905cm" svg:y="9.255cm">
          <text:p text:style-name="P1">17 <text:span text:style-name="T6">km/h</text:span></text:p>
        </draw:rect>
        <draw:rect draw:style-name="gr1" draw:text-style-name="P1" draw:layer="layout" svg:width="3.81cm" svg:height="1.27cm" svg:x="5.445cm" svg:y="9.255cm">
          <text:p text:style-name="P1">slow</text:p>
        </draw:rect>
        <draw:rect draw:style-name="gr1" draw:text-style-name="P1" draw:layer="layout" svg:width="2.54cm" svg:height="1.27cm" svg:x="9.255cm" svg:y="9.255cm">
          <text:p text:style-name="P1">19 <text:span text:style-name="T6">min</text:span></text:p>
        </draw:rect>
        <draw:rect draw:style-name="gr1" draw:text-style-name="P1" draw:layer="layout" svg:width="2.54cm" svg:height="1.27cm" svg:x="2.905cm" svg:y="10.525cm">
          <text:p text:style-name="P1">31 <text:span text:style-name="T6">km/h</text:span></text:p>
        </draw:rect>
        <draw:rect draw:style-name="gr1" draw:text-style-name="P1" draw:layer="layout" svg:width="3.81cm" svg:height="1.27cm" svg:x="5.445cm" svg:y="10.525cm">
          <text:p text:style-name="P1">good</text:p>
        </draw:rect>
        <draw:rect draw:style-name="gr1" draw:text-style-name="P1" draw:layer="layout" svg:width="2.54cm" svg:height="1.27cm" svg:x="9.255cm" svg:y="10.525cm">
          <text:p text:style-name="P1">30 <text:span text:style-name="T6">min</text:span></text:p>
        </draw:rect>
        <draw:rect draw:style-name="gr1" draw:text-style-name="P1" draw:layer="layout" svg:width="2.54cm" svg:height="1.27cm" svg:x="2.905cm" svg:y="11.795cm">
          <text:p text:style-name="P1">40 <text:span text:style-name="T6">km/h</text:span></text:p>
        </draw:rect>
        <draw:rect draw:style-name="gr1" draw:text-style-name="P1" draw:layer="layout" svg:width="3.81cm" svg:height="1.27cm" svg:x="5.445cm" svg:y="11.795cm">
          <text:p text:style-name="P1">excellent</text:p>
        </draw:rect>
        <draw:rect draw:style-name="gr1" draw:text-style-name="P1" draw:layer="layout" svg:width="2.54cm" svg:height="1.27cm" svg:x="9.255cm" svg:y="11.795cm">
          <text:p text:style-name="P1">45 <text:span text:style-name="T6">min</text:span></text:p>
        </draw:rect>
        <draw:rect draw:style-name="gr1" draw:text-style-name="P1" draw:layer="layout" svg:width="2.54cm" svg:height="1.27cm" svg:x="2.905cm" svg:y="13.065cm">
          <text:p text:style-name="P1">39 <text:span text:style-name="T6">km/h</text:span></text:p>
        </draw:rect>
        <draw:rect draw:style-name="gr1" draw:text-style-name="P1" draw:layer="layout" svg:width="3.81cm" svg:height="1.27cm" svg:x="5.445cm" svg:y="13.065cm">
          <text:p text:style-name="P1">good</text:p>
        </draw:rect>
        <draw:rect draw:style-name="gr1" draw:text-style-name="P1" draw:layer="layout" svg:width="2.54cm" svg:height="1.27cm" svg:x="9.255cm" svg:y="13.065cm">
          <text:p text:style-name="P1">45 <text:span text:style-name="T6">min</text:span></text:p>
        </draw:rect>
        <draw:rect draw:style-name="gr1" draw:text-style-name="P1" draw:layer="layout" svg:width="2.54cm" svg:height="1.27cm" svg:x="2.905cm" svg:y="14.335cm">
          <text:p text:style-name="P1">34 <text:span text:style-name="T6">km/h</text:span></text:p>
        </draw:rect>
        <draw:rect draw:style-name="gr1" draw:text-style-name="P1" draw:layer="layout" svg:width="3.81cm" svg:height="1.27cm" svg:x="5.445cm" svg:y="14.335cm">
          <text:p text:style-name="P1">good</text:p>
        </draw:rect>
        <draw:rect draw:style-name="gr1" draw:text-style-name="P1" draw:layer="layout" svg:width="2.54cm" svg:height="1.27cm" svg:x="9.255cm" svg:y="14.335cm">
          <text:p text:style-name="P1">1 <text:span text:style-name="T6">hour</text:span></text:p>
        </draw:rect>
        <draw:rect draw:style-name="gr1" draw:text-style-name="P6" draw:layer="layout" svg:width="8.255cm" svg:height="1.27cm" svg:x="2.905cm" svg:y="3.595cm">
          <text:p text:style-name="P1"><text:span text:style-name="T4">Cork Road, Waterford, Irelan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Momenso</meta:initial-creator>
    <meta:creation-date>2012-03-25T11:40:17</meta:creation-date>
    <dc:date>2012-04-10T16:03:47</dc:date>
    <dc:creator>David Momenso</dc:creator>
    <meta:editing-duration>PT4H56M49S</meta:editing-duration>
    <meta:editing-cycles>5</meta:editing-cycles>
    <meta:generator>OpenOffice.org/3.3$Unix OpenOffice.org_project/330m20$Build-9567</meta:generator>
    <meta:document-statistic meta:object-count="38"/>
  </office:meta>
</office:document-meta>
</file>